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</office:automatic-styles>
  <office:body>
    <office:text text:use-soft-page-breaks="true">
      <text:p text:style-name="P1">Google is committed to protecting the privacy and security of over 2.5 billion</text:p>
      <text:p text:style-name="P2">Android users. The Android ecosystem security Transparency report provides</text:p>
      <text:p text:style-name="P3">transparency into our efforts to reduce Potentially Harmful Application (PHA)</text:p>
      <text:p text:style-name="P4">rates on devices and in Google Play.</text:p>
      <text:p text:style-name="P5">percentage-of-devices-with-pha.csv</text:p>
      <text:p text:style-name="P6">This file shows a rolling 12-month rate of Android devices with Google Play Protect enabled that</text:p>
      <text:p text:style-name="P7">have one or more potentially harmful applications installed.</text:p>
      <text:p text:style-name="P8">percentage-of-devices-with-pha-by-android-version.csv</text:p>
      <text:p text:style-name="P9">This file shows the percentage of devices by version that had at least one PHA installed.</text:p>
      <text:p text:style-name="P10">percentage-of-pha-installs.csv</text:p>
      <text:p text:style-name="P11">This file shows the percentage of installs coming from PHAs using a rolling 12-month rate on</text:p>
      <text:p text:style-name="P12">Google Play.</text:p>
      <text:p text:style-name="P13">percentage-of-pha-installs-by-top-countries.csv</text:p>
      <text:p text:style-name="P14">This file shows the percentage of installs coming from PHAs using a rolling</text:p>
      <text:p text:style-name="P15">12-month rate on Google Play by countries. The countries listed represent the</text:p>
      <text:p text:style-name="P16">top 10 countries with the highest volume of Android installs in the current reporting year.</text:p>
      <text:p text:style-name="P17">percentage-of-pha-installs-by-categories.csv</text:p>
      <text:p text:style-name="P18">This file shows the percentage of installs from each PHA category for apps installed from Google</text:p>
      <text:p text:style-name="P19">Play. PHA installs represent &lt;1% of the overall app installs across all</text:p>
      <text:p text:style-name="P20">Android devices with Google Play Protect.</text:p>
      <text:p text:style-name="P21">number-and-percentage-of-models-with-90-day-security-updates.csv</text:p>
      <text:p text:style-name="P22">This file shows both the number and percentage of models launched with a 90-day or newer</text:p>
      <text:p text:style-name="P23">declared security patch level and more than 100 thousand monthly active devices. The models include</text:p>
      <text:p text:style-name="P24">smartphones and tablets.</text:p>
      <text:p text:style-name="P25">See https://transparencyreport.google.com/android-security/overview for more information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Fadi alhomsi</dc:creator>
    <meta:creation-date>2022-10-30T10:09:00Z</meta:creation-date>
    <dc:date>2022-10-30T10:09:00Z</dc:date>
    <meta:template xlink:href="Normal.dotm" xlink:type="simple"/>
    <meta:editing-cycles>2</meta:editing-cycles>
    <meta:editing-duration>PT0S</meta:editing-duration>
    <meta:document-statistic meta:page-count="1" meta:paragraph-count="3" meta:word-count="248" meta:character-count="1660" meta:row-count="11" meta:non-whitespace-character-count="1415"/>
  </office:meta>
</office:document-meta>
</file>